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ameterizableViewControllerTests.redirect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rameterizableViewControllerTests.redirectStatusWithRedirect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rameterizableViewControllerTests.viewNameAndStatus20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rameterizableViewControllerTests.status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rameterizableViewControllerTests.redirectVi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rameterizableViewControllerTests.defaultView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ameterizableViewControllerTests.view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rameterizableViewControllerTests.viewNameAnd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